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588cm" style:rel-column-width="900*"/>
    </style:style>
    <style:style style:name="Table1.B" style:family="table-column">
      <style:table-column-properties style:column-width="4.727cm" style:rel-column-width="2680*"/>
    </style:style>
    <style:style style:name="Table1.C" style:family="table-column">
      <style:table-column-properties style:column-width="4.974cm" style:rel-column-width="2820*"/>
    </style:style>
    <style:style style:name="Table1.D" style:family="table-column">
      <style:table-column-properties style:column-width="5.711cm" style:rel-column-width="323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Heading_20_3">
      <style:paragraph-properties fo:text-align="start" style:justify-single-word="false"/>
    </style:style>
    <style:style style:name="P3" style:family="paragraph" style:parent-style-name="Heading_20_3">
      <style:paragraph-properties fo:text-align="start" style:justify-single-word="false" fo:break-before="page"/>
    </style:style>
    <style:style style:name="P4" style:family="paragraph" style:parent-style-name="Heading_20_3">
      <style:paragraph-properties fo:text-align="start" style:justify-single-word="false" fo:break-before="page"/>
      <style:text-properties officeooo:rsid="0019a648" officeooo:paragraph-rsid="0019a648"/>
    </style:style>
    <style:style style:name="P5" style:family="paragraph" style:parent-style-name="Standard">
      <style:text-properties officeooo:rsid="0019a648" officeooo:paragraph-rsid="0019a648"/>
    </style:style>
    <style:style style:name="P6" style:family="paragraph" style:parent-style-name="Standard">
      <style:text-properties officeooo:rsid="0019a648" officeooo:paragraph-rsid="0019a648" fo:background-color="#ffff00"/>
    </style:style>
    <style:style style:name="P7" style:family="paragraph" style:parent-style-name="Standard">
      <style:text-properties fo:font-size="10pt"/>
    </style:style>
    <style:style style:name="P8" style:family="paragraph" style:parent-style-name="Standard">
      <style:text-properties fo:font-size="10pt" fo:background-color="#ff0000"/>
    </style:style>
    <style:style style:name="P9" style:family="paragraph" style:parent-style-name="Standard">
      <style:text-properties fo:font-size="10pt" officeooo:paragraph-rsid="0019a648" fo:background-color="#ff0000"/>
    </style:style>
    <style:style style:name="P10" style:family="paragraph" style:parent-style-name="Standard">
      <style:text-properties fo:font-size="10pt" fo:background-color="#bf0041"/>
    </style:style>
    <style:style style:name="P11" style:family="paragraph" style:parent-style-name="Standard">
      <style:text-properties fo:font-size="10pt" officeooo:paragraph-rsid="0019a648" fo:background-color="#bf0041"/>
    </style:style>
    <style:style style:name="P12" style:family="paragraph" style:parent-style-name="Standard">
      <style:text-properties fo:font-size="10pt" fo:background-color="#ffff00"/>
    </style:style>
    <style:style style:name="P13" style:family="paragraph" style:parent-style-name="Standard">
      <style:text-properties fo:font-size="10pt" fo:background-color="#ff8000"/>
    </style:style>
    <style:style style:name="P14" style:family="paragraph" style:parent-style-name="Standard">
      <style:text-properties fo:font-size="10pt" fo:background-color="#81d41a"/>
    </style:style>
    <style:style style:name="P15" style:family="paragraph" style:parent-style-name="Standard">
      <style:text-properties fo:font-size="10pt" fo:background-color="#3465a4"/>
    </style:style>
    <style:style style:name="P16" style:family="paragraph" style:parent-style-name="Standard">
      <style:text-properties fo:font-size="10pt" officeooo:paragraph-rsid="001b2c0e" fo:background-color="#3465a4"/>
    </style:style>
    <style:style style:name="P17" style:family="paragraph" style:parent-style-name="Standard">
      <style:text-properties officeooo:rsid="001b2c0e" officeooo:paragraph-rsid="001b2c0e" fo:background-color="#3465a4"/>
    </style:style>
    <style:style style:name="P18" style:family="paragraph" style:parent-style-name="Standard">
      <style:text-properties fo:color="#ff0000" loext:opacity="100%" officeooo:rsid="0019a648" officeooo:paragraph-rsid="0019a648" fo:background-color="transparent"/>
    </style:style>
    <style:style style:name="T1" style:family="text">
      <style:text-properties officeooo:rsid="000c39ec"/>
    </style:style>
    <style:style style:name="T2" style:family="text">
      <style:text-properties style:use-window-font-color="true" loext:opacity="0%" fo:background-color="#ff8000" loext:char-shading-value="0"/>
    </style:style>
    <style:style style:name="T3" style:family="text">
      <style:text-properties officeooo:rsid="0019a648"/>
    </style:style>
    <style:style style:name="T4" style:family="text">
      <style:text-properties fo:background-color="#81d41a" loext:char-shading-value="0"/>
    </style:style>
    <style:style style:name="T5" style:family="text">
      <style:text-properties officeooo:rsid="001b2c0e" fo:background-color="#81d41a" loext:char-shading-value="0"/>
    </style:style>
    <style:style style:name="T6" style:family="text"/>
    <style:style style:name="T7" style:family="text">
      <style:text-properties fo:background-color="transparent" loext:char-shading-value="0"/>
    </style:style>
    <style:style style:name="T8" style:family="text">
      <style:text-properties fo:font-weight="bold" officeooo:rsid="000c39ec" style:font-weight-asian="bold" style:font-weight-complex="bold"/>
    </style:style>
    <style:style style:name="T9" style:family="text">
      <style:text-properties fo:font-weight="bold" officeooo:rsid="0019a648" style:font-weight-asian="bold" style:font-weight-complex="bold"/>
    </style:style>
    <style:style style:name="T10" style:family="text">
      <style:text-properties officeooo:rsid="001b2c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h text:style-name="P4" text:outline-level="3">Byte</text:h>
          </table:table-cell>
          <table:table-cell table:style-name="Table1.A1" office:value-type="string">
            <text:h text:style-name="P3" text:outline-level="3">Stop</text:h>
          </table:table-cell>
          <table:table-cell table:style-name="Table1.A1" office:value-type="string">
            <text:h text:style-name="P2" text:outline-level="3">Laser An</text:h>
          </table:table-cell>
          <table:table-cell table:style-name="Table1.D1" office:value-type="string">
            <text:h text:style-name="P2" text:outline-level="3">Messen</text:h>
          </table:table-cell>
        </table:table-row>
        <table:table-row>
          <table:table-cell table:style-name="Table1.A2" office:value-type="string">
            <text:h text:style-name="P1" text:outline-level="3"/>
          </table:table-cell>
          <table:table-cell table:style-name="Table1.B2" table:number-columns-spanned="3" office:value-type="string">
            <text:h text:style-name="P1" text:outline-level="3">MCU</text:h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>“<text:span text:style-name="T10">$0003260029&amp;</text:span>”</text:p>
          </table:table-cell>
          <table:table-cell table:style-name="Table1.A2" office:value-type="string">
            <text:p text:style-name="P15">“<text:span text:style-name="T10">$0003260130&amp;”</text:span></text:p>
          </table:table-cell>
          <table:table-cell table:style-name="Table1.B2" office:value-type="string">
            <text:p text:style-name="P15">“<text:span text:style-name="T10">$00022123&amp;</text:span>”</text:p>
          </table:table-cell>
        </table:table-row>
        <table:table-row>
          <table:table-cell table:style-name="Table1.A2" office:value-type="string">
            <text:p text:style-name="P7">0</text:p>
            <text:p text:style-name="P7">1</text:p>
            <text:p text:style-name="P7">2</text:p>
            <text:p text:style-name="P7">3</text:p>
            <text:p text:style-name="P7">4</text:p>
            <text:p text:style-name="P7">5</text:p>
            <text:p text:style-name="P7">6</text:p>
            <text:p text:style-name="P7">7</text:p>
            <text:p text:style-name="P7">8</text:p>
            <text:p text:style-name="P7">9</text:p>
            <text:p text:style-name="P7">10</text:p>
            <text:p text:style-name="P7">11</text:p>
          </table:table-cell>
          <table:table-cell table:style-name="Table1.A2" office:value-type="string">
            <text:p text:style-name="P8">TX: <text:tab/>24 <text:tab/><text:span text:style-name="T8">Start</text:span></text:p>
            <text:p text:style-name="P12">TX: <text:tab/>30</text:p>
            <text:p text:style-name="P12">TX: <text:tab/>30</text:p>
            <text:p text:style-name="P12">TX: <text:tab/>30</text:p>
            <text:p text:style-name="P7">TX: <text:tab/>33</text:p>
            <text:p text:style-name="P7">TX: <text:tab/>32</text:p>
            <text:p text:style-name="P7">TX: <text:tab/>36</text:p>
            <text:p text:style-name="P7">TX: <text:tab/>30</text:p>
            <text:p text:style-name="P7">TX: <text:tab/>30</text:p>
            <text:p text:style-name="P7">TX: <text:tab/>32</text:p>
            <text:p text:style-name="P7">TX: <text:tab/>39</text:p>
            <text:p text:style-name="P10">TX: <text:tab/>26 <text:tab/><text:span text:style-name="T8">Stop</text:span></text:p>
          </table:table-cell>
          <table:table-cell table:style-name="Table1.A2" office:value-type="string">
            <text:p text:style-name="P9">TX: <text:tab/>24 <text:tab/><text:span text:style-name="T8">Start</text:span></text:p>
            <text:p text:style-name="P12">TX: <text:tab/>30</text:p>
            <text:p text:style-name="P12">TX: <text:tab/>30</text:p>
            <text:p text:style-name="P12">TX: <text:tab/>30</text:p>
            <text:p text:style-name="P7">TX: <text:tab/>33</text:p>
            <text:p text:style-name="P7">TX: <text:tab/>32</text:p>
            <text:p text:style-name="P7">TX: <text:tab/>36</text:p>
            <text:p text:style-name="P7">TX: <text:tab/>30</text:p>
            <text:p text:style-name="P7">TX: <text:tab/>31</text:p>
            <text:p text:style-name="P7">TX: <text:tab/>33</text:p>
            <text:p text:style-name="P7">TX: <text:tab/>30</text:p>
            <text:p text:style-name="P11">TX: <text:tab/>26 <text:tab/><text:span text:style-name="T8">Stop</text:span></text:p>
          </table:table-cell>
          <table:table-cell table:style-name="Table1.B2" office:value-type="string">
            <text:p text:style-name="P9">TX: <text:tab/>24 <text:tab/><text:span text:style-name="T8">Start</text:span></text:p>
            <text:p text:style-name="P12">TX: <text:tab/>30</text:p>
            <text:p text:style-name="P12">TX: <text:tab/>30</text:p>
            <text:p text:style-name="P12">TX: <text:tab/>30</text:p>
            <text:p text:style-name="P7">TX: <text:tab/>32</text:p>
            <text:p text:style-name="P7">TX: <text:tab/>32</text:p>
            <text:p text:style-name="P7">TX: <text:tab/>31</text:p>
            <text:p text:style-name="P7">TX: <text:tab/>32</text:p>
            <text:p text:style-name="P7">TX: <text:tab/>33</text:p>
            <text:p text:style-name="P11">TX: <text:tab/>26 <text:tab/><text:span text:style-name="T8">Stop</text:span></text:p>
            <text:p text:style-name="P7"/>
          </table:table-cell>
        </table:table-row>
        <table:table-row>
          <table:table-cell table:style-name="Table1.A2" office:value-type="string">
            <text:h text:style-name="P1" text:outline-level="3"/>
          </table:table-cell>
          <table:table-cell table:style-name="Table1.B2" table:number-columns-spanned="3" office:value-type="string">
            <text:h text:style-name="P1" text:outline-level="3">Sensor</text:h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>“<text:span text:style-name="T10">$00023335&amp;</text:span>”</text:p>
          </table:table-cell>
          <table:table-cell table:style-name="Table1.A2" office:value-type="string">
            <text:p text:style-name="P16">“<text:span text:style-name="T10">$00023335&amp;</text:span>”</text:p>
          </table:table-cell>
          <table:table-cell table:style-name="Table1.B2" office:value-type="string">
            <text:p text:style-name="P16">“<text:span text:style-name="T10">$00023335&amp;</text:span>”</text:p>
          </table:table-cell>
        </table:table-row>
        <table:table-row>
          <table:table-cell table:style-name="Table1.A2" office:value-type="string">
            <text:p text:style-name="P7">0</text:p>
            <text:p text:style-name="P7">1</text:p>
            <text:p text:style-name="P7">2</text:p>
            <text:p text:style-name="P7">3</text:p>
            <text:p text:style-name="P7">4</text:p>
            <text:p text:style-name="P7">5</text:p>
            <text:p text:style-name="P7">6</text:p>
            <text:p text:style-name="P7">7</text:p>
            <text:p text:style-name="P7">8</text:p>
            <text:p text:style-name="P7">9</text:p>
          </table:table-cell>
          <table:table-cell table:style-name="Table1.A2" office:value-type="string">
            <text:p text:style-name="P9"><text:span text:style-name="T9">R</text:span><text:span text:style-name="T8">X: <text:tab/>24 <text:tab/>Start</text:span></text:p>
            <text:p text:style-name="P12">RX: <text:tab/>30</text:p>
            <text:p text:style-name="P12">RX: <text:tab/>30</text:p>
            <text:p text:style-name="P12">RX: <text:tab/>30</text:p>
            <text:p text:style-name="P12">RX: <text:tab/>32</text:p>
            <text:p text:style-name="P12">RX: <text:tab/>33</text:p>
            <text:p text:style-name="P12">RX: <text:tab/>33</text:p>
            <text:p text:style-name="P12">RX: <text:tab/>33</text:p>
            <text:p text:style-name="P12">RX: <text:tab/>35</text:p>
            <text:p text:style-name="P11"><text:span text:style-name="T3">R</text:span>X: <text:tab/>26 <text:tab/><text:span text:style-name="T8">Stop</text:span></text:p>
          </table:table-cell>
          <table:table-cell table:style-name="Table1.A2" office:value-type="string">
            <text:p text:style-name="P9"><text:span text:style-name="T8">TX: <text:tab/>24 <text:tab/>Start</text:span></text:p>
            <text:p text:style-name="P12">RX: <text:tab/>30</text:p>
            <text:p text:style-name="P12">RX: <text:tab/>30</text:p>
            <text:p text:style-name="P12">RX: <text:tab/>30</text:p>
            <text:p text:style-name="P12">RX: <text:tab/>32</text:p>
            <text:p text:style-name="P12">RX: <text:tab/>33</text:p>
            <text:p text:style-name="P12">RX: <text:tab/>33</text:p>
            <text:p text:style-name="P12">RX: <text:tab/>33</text:p>
            <text:p text:style-name="P12">RX: <text:tab/>35</text:p>
            <text:p text:style-name="P11"><text:span text:style-name="T3">R</text:span>X: <text:tab/>26 <text:tab/><text:span text:style-name="T8">Stop</text:span></text:p>
          </table:table-cell>
          <table:table-cell table:style-name="Table1.B2" office:value-type="string">
            <text:p text:style-name="P9"><text:span text:style-name="T9">R</text:span><text:span text:style-name="T8">X: <text:tab/>24 <text:tab/>Start</text:span></text:p>
            <text:p text:style-name="P12">RX: <text:tab/>30</text:p>
            <text:p text:style-name="P12">RX: <text:tab/>30</text:p>
            <text:p text:style-name="P12">RX: <text:tab/>30</text:p>
            <text:p text:style-name="P12">RX: <text:tab/>32</text:p>
            <text:p text:style-name="P12">RX: <text:tab/>33</text:p>
            <text:p text:style-name="P12">RX: <text:tab/>33</text:p>
            <text:p text:style-name="P12">RX: <text:tab/>33</text:p>
            <text:p text:style-name="P12">RX: <text:tab/>35</text:p>
            <text:p text:style-name="P11"><text:span text:style-name="T3">R</text:span>X: <text:tab/>26 <text:tab/><text:span text:style-name="T8">Stop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>“<text:span text:style-name="T10">$0003260029&amp;</text:span>”</text:p>
          </table:table-cell>
          <table:table-cell table:style-name="Table1.A2" office:value-type="string">
            <text:p text:style-name="P16">“<text:span text:style-name="T10">$0003260029&amp;</text:span>”</text:p>
          </table:table-cell>
          <table:table-cell table:style-name="Table1.B2" office:value-type="string">
            <text:p text:style-name="P15">“<text:span text:style-name="T10">$000621</text:span><text:span text:style-name="T5">xxxxxxxxxx</text:span><text:span text:style-name="T10">&amp;”</text:span></text:p>
          </table:table-cell>
        </table:table-row>
        <table:table-row>
          <table:table-cell table:style-name="Table1.A2" office:value-type="string">
            <text:p text:style-name="P7">0</text:p>
            <text:p text:style-name="P7">1</text:p>
            <text:p text:style-name="P7">2</text:p>
            <text:p text:style-name="P7">3</text:p>
            <text:p text:style-name="P7">4</text:p>
            <text:p text:style-name="P7">5</text:p>
            <text:p text:style-name="P7">6</text:p>
            <text:p text:style-name="P7">7</text:p>
            <text:p text:style-name="P7">8</text:p>
            <text:p text:style-name="P7">9</text:p>
            <text:p text:style-name="P7">10</text:p>
            <text:p text:style-name="P7">11</text:p>
            <text:p text:style-name="P7">12</text:p>
            <text:p text:style-name="P7">13</text:p>
            <text:p text:style-name="P7">14</text:p>
            <text:p text:style-name="P7">15</text:p>
            <text:p text:style-name="P7">16</text:p>
            <text:p text:style-name="P7">17</text:p>
          </table:table-cell>
          <table:table-cell table:style-name="Table1.A2" office:value-type="string">
            <text:p text:style-name="P9"><text:span text:style-name="T9">R</text:span><text:span text:style-name="T8">X: <text:tab/>24 <text:tab/>Start</text:span></text:p>
            <text:p text:style-name="P12">RX: <text:tab/>30</text:p>
            <text:p text:style-name="P12">RX: <text:tab/>30</text:p>
            <text:p text:style-name="P12">RX: <text:tab/>30</text:p>
            <text:p text:style-name="P7">RX: <text:tab/>33</text:p>
            <text:p text:style-name="P7">RX: <text:tab/>32</text:p>
            <text:p text:style-name="P7">RX: <text:tab/>36</text:p>
            <text:p text:style-name="P7">RX: <text:tab/>30</text:p>
            <text:p text:style-name="P7">RX: <text:tab/>30</text:p>
            <text:p text:style-name="P7">RX: <text:tab/>32</text:p>
            <text:p text:style-name="P7">RX: <text:tab/>39</text:p>
            <text:p text:style-name="P11"><text:span text:style-name="T3">R</text:span>X: <text:tab/>26 <text:tab/><text:span text:style-name="T8">Stop</text:span></text:p>
          </table:table-cell>
          <table:table-cell table:style-name="Table1.A2" office:value-type="string">
            <text:p text:style-name="P9"><text:span text:style-name="T9">R</text:span><text:span text:style-name="T8">X: <text:tab/>24 <text:tab/>Start</text:span></text:p>
            <text:p text:style-name="P12">RX: <text:tab/>30</text:p>
            <text:p text:style-name="P12">RX: <text:tab/>30</text:p>
            <text:p text:style-name="P12">RX: <text:tab/>30</text:p>
            <text:p text:style-name="P7">RX: <text:tab/>33</text:p>
            <text:p text:style-name="P7">RX: <text:tab/>32</text:p>
            <text:p text:style-name="P7">RX: <text:tab/>36</text:p>
            <text:p text:style-name="P7">RX: <text:tab/>30</text:p>
            <text:p text:style-name="P7">RX: <text:tab/>30</text:p>
            <text:p text:style-name="P7">RX: <text:tab/>32</text:p>
            <text:p text:style-name="P7">RX: <text:tab/>39</text:p>
            <text:p text:style-name="P11"><text:span text:style-name="T3">R</text:span>X: <text:tab/>26 <text:tab/><text:span text:style-name="T8">Stop</text:span></text:p>
          </table:table-cell>
          <table:table-cell table:style-name="Table1.B2" office:value-type="string">
            <text:p text:style-name="P9"><text:span text:style-name="T9">R</text:span><text:span text:style-name="T8">X: <text:tab/>24 <text:tab/>Start</text:span></text:p>
            <text:p text:style-name="P12">RX: <text:tab/>30</text:p>
            <text:p text:style-name="P12">RX: <text:tab/>30</text:p>
            <text:p text:style-name="P12">RX: <text:tab/>30</text:p>
            <text:p text:style-name="P13">RX: <text:tab/>36</text:p>
            <text:p text:style-name="P13">RX: <text:tab/>32</text:p>
            <text:p text:style-name="P13">RX: <text:tab/>31</text:p>
            <text:p text:style-name="P14">RX: <text:tab/>30<text:tab/><text:span text:style-name="T1">10^+4<text:tab/></text:span></text:p>
            <text:p text:style-name="P14">RX: <text:tab/>30<text:tab/><text:span text:style-name="T1">10^+3<text:tab/></text:span></text:p>
            <text:p text:style-name="P14">RX: <text:tab/>30<text:tab/><text:span text:style-name="T1">10^+2<text:tab/></text:span></text:p>
            <text:p text:style-name="P14">RX: <text:tab/>30<text:tab/><text:span text:style-name="T1">10^+1<text:tab/></text:span></text:p>
            <text:p text:style-name="P14">RX: <text:tab/>30<text:tab/><text:span text:style-name="T1">10^+0<text:tab/></text:span></text:p>
            <text:p text:style-name="P14">RX: <text:tab/>33<text:tab/><text:span text:style-name="T1">10^-1<text:tab/></text:span></text:p>
            <text:p text:style-name="P14">RX: <text:tab/>33<text:tab/><text:span text:style-name="T1">10^-2<text:tab/></text:span></text:p>
            <text:p text:style-name="P14">RX: <text:tab/>30<text:tab/><text:span text:style-name="T1">10^-3<text:tab/></text:span></text:p>
            <text:p text:style-name="P14">RX: <text:tab/>36<text:tab/><text:span text:style-name="T1">10^-4<text:tab/></text:span></text:p>
            <text:p text:style-name="P14">RX: <text:tab/>30<text:tab/><text:span text:style-name="T1">10^-5<text:tab/></text:span></text:p>
            <text:p text:style-name="P11"><text:span text:style-name="T3">R</text:span>X: <text:tab/>26 <text:tab/><text:span text:style-name="T8">Stop</text:span></text:p>
          </table:table-cell>
        </table:table-row>
      </table:table>
      <text:p text:style-name="P18">*Alle Werte sind in HEX dargestellt</text:p>
      <text:p text:style-name="P6">** Immer Gleich<text:span text:style-name="T7"><text:tab/><text:tab/><text:tab/><text:tab/><text:tab/><text:tab/><text:tab/> <text:s/></text:span><text:span text:style-name="T2">Immer Gleich beim Messen</text:span></text:p>
      <text:p text:style-name="P5"><text:span text:style-name="T4">*** Zahlen als ASCII-Zeichen</text:span></text:p>
      <text:p text:style-name="P17">**** Nachricht als ASCII-Strin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18:59:59.773249013</meta:creation-date>
    <dc:date>2024-08-16T19:44:02.574529033</dc:date>
    <meta:editing-duration>PT44M3S</meta:editing-duration>
    <meta:editing-cycles>2</meta:editing-cycles>
    <meta:generator>LibreOffice/7.6.7.2$Linux_X86_64 LibreOffice_project/60$Build-2</meta:generator>
    <meta:document-statistic meta:table-count="1" meta:image-count="0" meta:object-count="0" meta:page-count="1" meta:paragraph-count="165" meta:word-count="317" meta:character-count="1276" meta:non-whitespace-character-count="982"/>
  </office:meta>
</office:document-meta>
</file>